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43414" officeooo:paragraph-rsid="00143414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43414" officeooo:paragraph-rsid="00143414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143414" officeooo:paragraph-rsid="00143414" style:font-size-asian="10.5pt" style:font-size-complex="12pt"/>
    </style:style>
    <style:style style:name="P4" style:family="paragraph" style:parent-style-name="Standard">
      <style:text-properties style:text-underline-style="none" officeooo:rsid="00143414" officeooo:paragraph-rsid="00143414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d Command</text:p>
      <text:p text:style-name="P1"><text:span text:style-name="T6"/></text:p>
      <text:p text:style-name="P2"><text:span text:style-name="T6">sjcet@Z238-UL:~$ cd athira</text:span></text:p>
      <text:p text:style-name="P2"><text:span text:style-name="T6">sjcet@Z238-UL:~/athira$ touch file1.txt</text:span></text:p>
      <text:p text:style-name="P2"><text:span text:style-name="T6">sjcet@Z238-UL:~/athira$ cat &gt; file1.txt</text:span></text:p>
      <text:p text:style-name="P2"><text:span text:style-name="T6">apple</text:span></text:p>
      <text:p text:style-name="P2"><text:span text:style-name="T6">orange</text:span></text:p>
      <text:p text:style-name="P2"><text:span text:style-name="T6">manosjcet@Z238-UL:~/athira$ cat &gt; file1.txt</text:span></text:p>
      <text:p text:style-name="P2"><text:span text:style-name="T6">apple</text:span></text:p>
      <text:p text:style-name="P2"><text:span text:style-name="T6">orange</text:span></text:p>
      <text:p text:style-name="P2"><text:span text:style-name="T6">mango</text:span></text:p>
      <text:p text:style-name="P2"><text:span text:style-name="T6">athulya</text:span></text:p>
      <text:p text:style-name="P2"><text:span text:style-name="T6">athira</text:span></text:p>
      <text:p text:style-name="P2"><text:span text:style-name="T6">arya</text:span></text:p>
      <text:p text:style-name="P2"><text:span text:style-name="T6">chelsa</text:span></text:p>
      <text:p text:style-name="P2"><text:span text:style-name="T6">krishna</text:span></text:p>
      <text:p text:style-name="P2"><text:span text:style-name="T6">reshma</text:span></text:p>
      <text:p text:style-name="P2"><text:span text:style-name="T6">sjcet@Z238-UL:~/athira$ $ head -5 file1.txt</text:span></text:p>
      <text:p text:style-name="P2"><text:span text:style-name="T6">$: command not found</text:span></text:p>
      <text:p text:style-name="P2"><text:span text:style-name="T6">sjcet@Z238-UL:~/athira$ <text:s/>head -5 file1.txt</text:span></text:p>
      <text:p text:style-name="P2"><text:span text:style-name="T6">apple</text:span></text:p>
      <text:p text:style-name="P2"><text:span text:style-name="T6">orange</text:span></text:p>
      <text:p text:style-name="P2"><text:span text:style-name="T6">mango</text:span></text:p>
      <text:p text:style-name="P2"><text:span text:style-name="T6">athulya</text:span></text:p>
      <text:p text:style-name="P2"><text:span text:style-name="T6">athira</text:span></text:p>
      <text:p text:style-name="P2"><text:span text:style-name="T6">sjcet@Z238-UL:~/athira$ <text:s/>head 5 file1.txt</text:span></text:p>
      <text:p text:style-name="P2"><text:span text:style-name="T6">head: cannot open '5' for reading: No such file or directory</text:span></text:p>
      <text:p text:style-name="P2"><text:span text:style-name="T6">==&gt; file1.txt &lt;==</text:span></text:p>
      <text:p text:style-name="P2"><text:span text:style-name="T6">apple</text:span></text:p>
      <text:p text:style-name="P2"><text:span text:style-name="T6">orange</text:span></text:p>
      <text:p text:style-name="P2"><text:span text:style-name="T6">mango</text:span></text:p>
      <text:p text:style-name="P2"><text:span text:style-name="T6">athulya</text:span></text:p>
      <text:p text:style-name="P2"><text:span text:style-name="T6">athira</text:span></text:p>
      <text:p text:style-name="P2"><text:span text:style-name="T6">arya</text:span></text:p>
      <text:p text:style-name="P2"><text:span text:style-name="T6">chelsa</text:span></text:p>
      <text:p text:style-name="P2"><text:span text:style-name="T6">krishna</text:span></text:p>
      <text:p text:style-name="P2"><text:span text:style-name="T6">reshma</text:span></text:p>
      <text:p text:style-name="P2"><text:span text:style-name="T6">sjcet@Z238-UL:~/athira$ tail -3 file1.txt</text:span></text:p>
      <text:p text:style-name="P2"><text:span text:style-name="T6">chelsa</text:span></text:p>
      <text:p text:style-name="P2"><text:span text:style-name="T6">krishna</text:span></text:p>
      <text:p text:style-name="P2"><text:span text:style-name="T6">reshma</text:span></text:p>
      <text:p text:style-name="P2"><text:span text:style-name="T6">sjcet@Z238-UL:~/athira$ head -n 5 file1.txt</text:span></text:p>
      <text:p text:style-name="P2"><text:span text:style-name="T6">apple</text:span></text:p>
      <text:p text:style-name="P2"><text:span text:style-name="T6">orange</text:span></text:p>
      <text:p text:style-name="P2"><text:span text:style-name="T6">mango</text:span></text:p>
      <text:p text:style-name="P2"><text:span text:style-name="T6">athulya</text:span></text:p>
      <text:p text:style-name="P2"><text:span text:style-name="T6">athira</text:span></text:p>
      <text:p text:style-name="P2"><text:span text:style-name="T6">sjcet@Z238-UL:~/athira$ head –c 5 file1.txt</text:span></text:p>
      <text:p text:style-name="P2"><text:span text:style-name="T6">head: cannot open '–c' for reading: No such file or directory</text:span></text:p>
      <text:p text:style-name="P2"><text:span text:style-name="T6">head: cannot open '5' for reading: No such file or directory</text:span></text:p>
      <text:p text:style-name="P2"><text:span text:style-name="T6">==&gt; file1.txt &lt;==</text:span></text:p>
      <text:p text:style-name="P2"><text:span text:style-name="T6">apple</text:span></text:p>
      <text:p text:style-name="P2"><text:soft-page-break/><text:span text:style-name="T6">orange</text:span></text:p>
      <text:p text:style-name="P2"><text:span text:style-name="T6">mango</text:span></text:p>
      <text:p text:style-name="P2"><text:span text:style-name="T6">athulya</text:span></text:p>
      <text:p text:style-name="P2"><text:span text:style-name="T6">athira</text:span></text:p>
      <text:p text:style-name="P2"><text:span text:style-name="T6">arya</text:span></text:p>
      <text:p text:style-name="P2"><text:span text:style-name="T6">chelsa</text:span></text:p>
      <text:p text:style-name="P2"><text:span text:style-name="T6">krishna</text:span></text:p>
      <text:p text:style-name="P2"><text:span text:style-name="T6">reshma</text:span></text:p>
      <text:p text:style-name="P2"><text:span text:style-name="T6">sjcet@Z238-UL:~/athira$ touch file2.txt</text:span></text:p>
      <text:p text:style-name="P2"><text:span text:style-name="T6">sjcet@Z238-UL:~/athira$ cat &gt; file2.txt</text:span></text:p>
      <text:p text:style-name="P2"><text:span text:style-name="T6">programmer</text:span></text:p>
      <text:p text:style-name="P2"><text:span text:style-name="T6">computer</text:span></text:p>
      <text:p text:style-name="P2"><text:span text:style-name="T6">teacher</text:span></text:p>
      <text:p text:style-name="P2"><text:span text:style-name="T6">engineer</text:span></text:p>
      <text:p text:style-name="P2"><text:span text:style-name="T6">sjcet@Z238-UL:~/athira$ head -q file1.txt file2.txt</text:span></text:p>
      <text:p text:style-name="P2"><text:span text:style-name="T6">apple</text:span></text:p>
      <text:p text:style-name="P2"><text:span text:style-name="T6">orange</text:span></text:p>
      <text:p text:style-name="P2"><text:span text:style-name="T6">mango</text:span></text:p>
      <text:p text:style-name="P2"><text:span text:style-name="T6">athulya</text:span></text:p>
      <text:p text:style-name="P2"><text:span text:style-name="T6">athira</text:span></text:p>
      <text:p text:style-name="P2"><text:span text:style-name="T6">arya</text:span></text:p>
      <text:p text:style-name="P2"><text:span text:style-name="T6">chelsa</text:span></text:p>
      <text:p text:style-name="P2"><text:span text:style-name="T6">krishna</text:span></text:p>
      <text:p text:style-name="P2"><text:span text:style-name="T6">reshma</text:span></text:p>
      <text:p text:style-name="P2"><text:span text:style-name="T6">programmer</text:span></text:p>
      <text:p text:style-name="P2"><text:span text:style-name="T6">computer</text:span></text:p>
      <text:p text:style-name="P2"><text:span text:style-name="T6">teacher</text:span></text:p>
      <text:p text:style-name="P2"><text:span text:style-name="T6">engineer</text:span></text:p>
      <text:p text:style-name="P2"><text:span text:style-name="T6"/></text:p>
      <text:p text:style-name="P2"><text:span text:style-name="T5">Tail Command</text:span></text:p>
      <text:p text:style-name="P1"><text:span text:style-name="T6">sjcet@Z238-UL:~/athira$ tail file1.txt</text:span></text:p>
      <text:p text:style-name="P4"><text:span text:style-name="T5">apple</text:span></text:p>
      <text:p text:style-name="P4"><text:span text:style-name="T5">orange</text:span></text:p>
      <text:p text:style-name="P4"><text:span text:style-name="T5">mango</text:span></text:p>
      <text:p text:style-name="P4"><text:span text:style-name="T5">athulya</text:span></text:p>
      <text:p text:style-name="P4"><text:span text:style-name="T5">athira</text:span></text:p>
      <text:p text:style-name="P4"><text:span text:style-name="T5">arya</text:span></text:p>
      <text:p text:style-name="P4"><text:span text:style-name="T5">chelsa</text:span></text:p>
      <text:p text:style-name="P4"><text:span text:style-name="T5">krishna</text:span></text:p>
      <text:p text:style-name="P4"><text:span text:style-name="T5">reshma</text:span></text:p>
      <text:p text:style-name="P4"><text:span text:style-name="T5">sjcet@Z238-UL:~/athira$ tail -r -n 5 file2.txt</text:span></text:p>
      <text:p text:style-name="P4"><text:span text:style-name="T5">sjcet@Z238-UL:~/athira$ tail -r file1.txt</text:span></text:p>
      <text:p text:style-name="P4"><text:span text:style-name="T5">sjcet@Z238-UL:~/athira$ tail -n 3 file1.txt</text:span></text:p>
      <text:p text:style-name="P4"><text:span text:style-name="T5">chelsa</text:span></text:p>
      <text:p text:style-name="P4"><text:span text:style-name="T5">krishna</text:span></text:p>
      <text:p text:style-name="P4"><text:span text:style-name="T5">reshma</text:span></text:p>
      <text:p text:style-name="P4"><text:span text:style-name="T5">sjcet@Z238-UL:~/athira$ tail +25 file1.txt</text:span></text:p>
      <text:p text:style-name="P4"><text:span text:style-name="T5">sjcet@Z238-UL:~/athira$ tail +3 file1.txt</text:span></text:p>
      <text:p text:style-name="P4"><text:span text:style-name="T5">mango</text:span></text:p>
      <text:p text:style-name="P4"><text:span text:style-name="T5">athulya</text:span></text:p>
      <text:p text:style-name="P4"><text:span text:style-name="T5">athira</text:span></text:p>
      <text:p text:style-name="P4"><text:span text:style-name="T5">arya</text:span></text:p>
      <text:p text:style-name="P4"><text:soft-page-break/><text:span text:style-name="T5">chelsa</text:span></text:p>
      <text:p text:style-name="P4"><text:span text:style-name="T5">krishna</text:span></text:p>
      <text:p text:style-name="P4"><text:span text:style-name="T5">reshma</text:span></text:p>
      <text:p text:style-name="P4"><text:span text:style-name="T5">sjcet@Z238-UL:~/athira$ tail -f file2.txt</text:span></text:p>
      <text:p text:style-name="P4"><text:span text:style-name="T5">programmer</text:span></text:p>
      <text:p text:style-name="P4"><text:span text:style-name="T5">computer</text:span></text:p>
      <text:p text:style-name="P4"><text:span text:style-name="T5">teacher</text:span></text:p>
      <text:p text:style-name="P4"><text:span text:style-name="T5">engineer</text:span></text:p>
      <text:p text:style-name="P4"><text:span text:style-name="T5">accountat</text:span></text:p>
      <text:p text:style-name="P4"><text:span text:style-name="T5">developer</text:span></text:p>
      <text:p text:style-name="P4"><text:span text:style-name="T5">software analyst</text:span></text:p>
      <text:p text:style-name="P4"><text:span text:style-name="T5">doctor</text:span></text:p>
      <text:p text:style-name="P4"><text:span text:style-name="T5">^C</text:span></text:p>
      <text:p text:style-name="P4"><text:span text:style-name="T5">sjcet@Z238-UL:~/athira$ tail file1.txt file2.txt</text:span></text:p>
      <text:p text:style-name="P4"><text:span text:style-name="T5">==&gt; file1.txt &lt;==</text:span></text:p>
      <text:p text:style-name="P4"><text:span text:style-name="T5">apple</text:span></text:p>
      <text:p text:style-name="P4"><text:span text:style-name="T5">orange</text:span></text:p>
      <text:p text:style-name="P4"><text:span text:style-name="T5">mango</text:span></text:p>
      <text:p text:style-name="P4"><text:span text:style-name="T5">athulya</text:span></text:p>
      <text:p text:style-name="P4"><text:span text:style-name="T5">athira</text:span></text:p>
      <text:p text:style-name="P4"><text:span text:style-name="T5">arya</text:span></text:p>
      <text:p text:style-name="P4"><text:span text:style-name="T5">chelsa</text:span></text:p>
      <text:p text:style-name="P4"><text:span text:style-name="T5">krishna</text:span></text:p>
      <text:p text:style-name="P4"><text:span text:style-name="T5">reshma</text:span></text:p>
      <text:p text:style-name="P4"><text:span text:style-name="T5"/></text:p>
      <text:p text:style-name="P4"><text:span text:style-name="T5">==&gt; file2.txt &lt;==</text:span></text:p>
      <text:p text:style-name="P4"><text:span text:style-name="T5">programmer</text:span></text:p>
      <text:p text:style-name="P4"><text:span text:style-name="T5">computer</text:span></text:p>
      <text:p text:style-name="P4"><text:span text:style-name="T5">teacher</text:span></text:p>
      <text:p text:style-name="P4"><text:span text:style-name="T5">engineer</text:span></text:p>
      <text:p text:style-name="P4"><text:span text:style-name="T5">sjcet@Z238-UL:~/athira$ tail file2.txt</text:span></text:p>
      <text:p text:style-name="P4"><text:span text:style-name="T5">programmer</text:span></text:p>
      <text:p text:style-name="P4"><text:span text:style-name="T5">computer</text:span></text:p>
      <text:p text:style-name="P4"><text:span text:style-name="T5">teacher</text:span></text:p>
      <text:p text:style-name="P4"><text:span text:style-name="T5">engineer</text:span></text:p>
      <text:p text:style-name="P4"><text:span text:style-name="T5">sjcet@Z238-UL:~/athira$ ^C</text:span></text:p>
      <text:p text:style-name="P4"><text:span text:style-name="T5">sjcet@Z238-UL:~/athira$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0:35:45.799522271</meta:creation-date>
    <dc:date>2022-04-21T11:12:34.165632782</dc:date>
    <meta:editing-duration>PT16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38" meta:word-count="252" meta:character-count="1917" meta:non-whitespace-character-count="1801"/>
  </office:meta>
</office:document-meta>
</file>